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draw:gradient-step-count="0" draw:opacity-name=""/>
    </style:style>
    <style:style style:name="gr1" style:family="graphic" style:parent-style-name="objectwithoutfill">
      <style:graphic-properties svg:stroke-width="0.159cm" svg:stroke-color="#b2b2b2" draw:marker-start-width="0.439cm" draw:marker-end-width="0.439cm" svg:stroke-opacity="50%" draw:fill="solid" draw:textarea-vertical-align="middle" fo:padding-top="0.205cm" fo:padding-bottom="0.205cm" fo:padding-left="0.33cm" fo:padding-right="0.33cm"/>
    </style:style>
    <style:style style:name="gr2" style:family="graphic" style:parent-style-name="objectwithoutfill">
      <style:graphic-properties svg:stroke-width="0.159cm" svg:stroke-color="#cccccc" draw:marker-start-width="0.439cm" draw:marker-end-width="0.439cm" svg:stroke-opacity="50%" draw:fill="solid" draw:textarea-vertical-align="middle" fo:padding-top="0.205cm" fo:padding-bottom="0.205cm" fo:padding-left="0.33cm" fo:padding-right="0.33cm"/>
    </style:style>
    <style:style style:name="gr3" style:family="graphic" style:parent-style-name="objectwithoutfill">
      <style:graphic-properties svg:stroke-width="0.159cm" svg:stroke-color="#81d41a" draw:marker-start-width="0.439cm" draw:marker-end-width="0.439cm" svg:stroke-opacity="70%" draw:fill="solid" draw:textarea-vertical-align="middle" fo:padding-top="0.205cm" fo:padding-bottom="0.205cm" fo:padding-left="0.33cm" fo:padding-right="0.33cm"/>
    </style:style>
    <style:style style:name="gr4" style:family="graphic" style:parent-style-name="objectwithoutfill">
      <style:graphic-properties svg:stroke-width="0.159cm" draw:marker-start-width="0.439cm" draw:marker-end-width="0.439cm" svg:stroke-opacity="70%" draw:fill="solid" draw:textarea-vertical-align="middle" fo:padding-top="0.205cm" fo:padding-bottom="0.205cm" fo:padding-left="0.33cm" fo:padding-right="0.33cm"/>
    </style:style>
    <style:style style:name="gr5" style:family="graphic" style:parent-style-name="objectwithoutfill">
      <style:graphic-properties svg:stroke-width="0.159cm" svg:stroke-color="#000000" draw:marker-start-width="0.438cm" draw:marker-end-width="0.438cm" svg:stroke-opacity="60%" draw:fill="solid" draw:textarea-vertical-align="middle" fo:padding-top="0.204cm" fo:padding-bottom="0.204cm" fo:padding-left="0.329cm" fo:padding-right="0.32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1.656cm" svg:height="4.717cm" svg:x="0.888cm" svg:y="0.079cm" svg:viewBox="0 0 1657 4718" svg:d="M8 4718c-11-54-11-113 2-162 66-244 139-490 232-719 128-311 230-640 346-959 118-324 195-673 314-994 78-207 133-434 237-620 63-110 100-232 153-346 32-67 54-146 73-220 13-43 20-89 27-133 6-45 22-87 28-130 7-43 21-83 42-116 27-45 52-96 84-134 32-37 52-84 83-123l18-35 10-27">
          <text:p/>
        </draw:path>
        <draw:path draw:style-name="gr1" draw:text-style-name="P1" draw:layer="layout" svg:width="1.409cm" svg:height="4.69cm" svg:x="2.66cm" svg:y="0.188cm" svg:viewBox="0 0 1410 4691" svg:d="M0 4691c44-213 145-387 203-589 62-214 148-423 190-645 57-292 97-592 123-891s65-598 99-894c17-140 53-280 83-415 15-60 34-118 53-174 40-118 81-237 145-339 41-64 80-136 118-202 36-62 79-118 117-176 32-47 65-93 96-140 37-54 74-107 115-154l29-35 26-23 13-14">
          <text:p/>
        </draw:path>
        <draw:path draw:style-name="gr1" draw:text-style-name="P1" draw:layer="layout" svg:width="3.807cm" svg:height="0.374cm" svg:x="0.638cm" svg:y="1.204cm" svg:viewBox="0 0 3808 375" svg:d="M0 1c121-5 244 8 364 32 219 44 442 32 662 52 381 33 764 56 1147 82 316 21 637 23 952 84 130 26 259 62 388 101 60 17 123 16 186 23l46-6 47-4 16-3">
          <text:p/>
        </draw:path>
        <draw:path draw:style-name="gr2" draw:text-style-name="P1" draw:layer="layout" svg:width="3.956cm" svg:height="0.671cm" svg:x="0.424cm" svg:y="3.32cm" svg:viewBox="0 0 3957 672" svg:d="M0 1c83-3 167 5 250 12 192 19 385 49 576 77 205 31 413 47 618 84 170 33 342 62 514 89 185 32 367 107 549 166 129 43 256 106 388 133 130 29 264 55 397 69 99 12 198-5 297 13 34 7 72 5 108 7 38 5 78 19 119 21 35 2 66-31 99-48l26-4 16-6">
          <text:p/>
        </draw:path>
        <draw:path draw:style-name="gr3" draw:text-style-name="P1" draw:layer="layout" svg:width="0.57cm" svg:height="1.441cm" svg:x="0.463cm" svg:y="1.559cm" svg:viewBox="0 0 571 1442" svg:d="M0 0c54 75 125 126 183 195 50 62 109 117 156 186 23 34 30 83 41 126 16 63 22 131 40 196 11 41 12 89 15 133 3 49 18 101 21 151 2 47 11 93 28 134 20 43 33 92 43 140 10 46 26 89 36 137l8 34v10">
          <text:p/>
        </draw:path>
        <draw:path draw:style-name="gr3" draw:text-style-name="P1" draw:layer="layout" svg:width="1.743cm" svg:height="0.654cm" draw:transform="skewX (0.21851522234969) rotate (1.20724424360448) translate (0.369186046511628cm 2.76849416342412cm)" svg:viewBox="0 0 1744 655" svg:d="M0 0c92 17 183 39 268 69 103 35 215 42 318 81 103 40 217 61 319 105 132 57 278 97 403 168 59 34 119 69 184 99 52 24 107 53 157 85l55 25 33 19 7 4">
          <text:p/>
        </draw:path>
        <draw:path draw:style-name="gr4" draw:text-style-name="P1" draw:layer="layout" svg:width="0.819cm" svg:height="1.158cm" svg:x="2.016cm" svg:y="1.891cm" svg:viewBox="0 0 820 1159" svg:d="M740 84c-109-56-226-88-343-84-48 2-71 69-102 107-48 60-72 143-99 220-47 129-110 254-149 390-13 46-45 82-47 134-1 42 8 83 39 112 41 36 85 68 128 101 45 33 95 56 146 71 37 12 76 26 118 23 36-3 74 6 111-10 46-20 94-50 134-89 47-47 77-120 96-191 24-92 45-191 45-289 0-46-2-90 0-133 1-62 6-125 2-184-4-49-13-105-45-141-30-34-65-46-96-69l-8-3">
          <text:p/>
        </draw:path>
        <draw:path draw:style-name="gr3" draw:text-style-name="P1" draw:layer="layout" svg:width="0.835cm" svg:height="0.851cm" svg:x="3.362cm" svg:y="2.179cm" svg:viewBox="0 0 836 852" svg:d="M836 0c-59 96-154 128-216 218-69 101-171 156-253 237-69 69-151 120-214 196-28 34-68 57-85 106l-26 23-29 39-13 33">
          <text:p/>
        </draw:path>
        <draw:path draw:style-name="gr3" draw:text-style-name="P1" draw:layer="layout" svg:width="1.18cm" svg:height="0.565cm" draw:transform="rotate (-1.5707963267949) translate (4.15432558139535cm 2.07313349296618cm)" svg:viewBox="0 0 1181 566" svg:d="M0 566c69-5 128-39 191-58 154-47 295-120 425-198 98-58 209-95 315-141 50-21 106-41 158-64 52-22 53-66 82-100l10-5">
          <text:p/>
        </draw:path>
        <draw:path draw:style-name="gr4" draw:text-style-name="P1" draw:layer="layout" svg:width="0.63cm" svg:height="0.933cm" svg:x="0.303cm" svg:y="3.55cm" svg:viewBox="0 0 631 934" svg:d="M366 85c-99-105-172-3-239 64-51 49-87 120-110 193-23 67-20 145-7 215 11 61 29 117 49 176 19 57 34 110 81 153 33 31 63 45 98 45 52 1 103 10 154-10 45-17 90-53 126-99 27-36 49-82 70-124 23-47 27-109 36-164 7-50 10-104 3-155-7-56-12-109-26-164-15-51-33-104-60-140-27-35-69-41-102-62-32-22-71-12-104-3-40 10-79 4-118 20l-26 17-4 3">
          <text:p/>
        </draw:path>
        <draw:path draw:style-name="gr4" draw:text-style-name="P1" draw:layer="layout" svg:width="0.767cm" svg:height="1.045cm" svg:x="4.002cm" svg:y="0.24cm" svg:viewBox="0 0 768 1046" svg:d="M525 17c-71 155-281 99-378 237-33 48-78 86-94 147-19 76-33 158-47 237-11 62-7 129 11 191 14 50 39 95 73 124 55 44 124 56 185 71 60 16 124 31 185 15 56-15 100-81 141-134 48-62 102-123 127-205 18-52 44-112 40-173-5-60 10-125-19-181-30-64-70-126-115-175-30-35-71-47-101-75-46-41-101-54-149-86l-26-10-34 24-15 18">
          <text:p/>
        </draw:path>
        <draw:path draw:style-name="gr5" draw:text-style-name="P1" draw:layer="layout" svg:width="6.753cm" svg:height="1.431cm" draw:transform="skewX (0.361806753938425) rotate (0.96656333975446) translate (0.171505445159269cm 4.57938047969138cm)" svg:viewBox="0 0 6754 1432" svg:d="M0 12c244-30 489 2 729 30 216 24 436 42 649 80 194 34 396 41 587 89 172 42 348 73 516 127 140 44 286 65 419 118 101 40 211 62 315 91 105 29 212 65 322 78 45 6 92 18 136 35 87 34 177 56 264 93 137 57 289 86 430 134 110 38 221 78 332 112 121 38 247 66 366 107 150 52 312 61 466 93 85 17 175 23 262 41 66 14 133 34 202 47 79 16 163 19 239 42 56 14 112 32 168 47 85 22 175 29 262 44l50 6 40 6">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11T10:38:56.241000000</dc:date>
    <meta:editing-duration>PT10M36S</meta:editing-duration>
    <meta:editing-cycles>3</meta:editing-cycles>
    <meta:generator>LibreOffice/6.3.2.2$Windows_X86_64 LibreOffice_project/98b30e735bda24bc04ab42594c85f7fd8be07b9c</meta:generator>
    <meta:document-statistic meta:object-count="12"/>
  </office:meta>
</office:document-meta>
</file>